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artitaAlienoLog" style:family="table">
      <style:table-properties style:width="8.0208in" fo:margin-left="-0.5271in" table:align="left"/>
    </style:style>
    <style:style style:name="PartitaAlienoLog.A" style:family="table-column">
      <style:table-column-properties style:column-width="4.6563in"/>
    </style:style>
    <style:style style:name="PartitaAlienoLog.B" style:family="table-column">
      <style:table-column-properties style:column-width="3.3646in"/>
    </style:style>
    <style:style style:name="PartitaAlienoLog.A1" style:family="table-cell">
      <style:table-cell-properties fo:padding="0.0382in" fo:border-left="0.05pt solid #000000" fo:border-right="none" fo:border-top="0.05pt solid #000000" fo:border-bottom="0.05pt solid #000000"/>
    </style:style>
    <style:style style:name="PartitaAlienoLog.B1" style:family="table-cell">
      <style:table-cell-properties fo:padding="0.0382in" fo:border="0.05pt solid #000000"/>
    </style:style>
    <style:style style:name="PartitaAlienoLog.A2" style:family="table-cell">
      <style:table-cell-properties fo:padding="0.0382in" fo:border-left="0.05pt solid #000000" fo:border-right="none" fo:border-top="none" fo:border-bottom="0.05pt solid #000000"/>
    </style:style>
    <style:style style:name="PartitaAlienoLog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239a6"/>
    </style:style>
    <style:style style:name="P2" style:family="paragraph" style:parent-style-name="Text_20_body">
      <style:text-properties officeooo:paragraph-rsid="0001d915"/>
    </style:style>
    <style:style style:name="P3" style:family="paragraph" style:parent-style-name="Table_20_Contents">
      <style:paragraph-properties fo:text-align="center" style:justify-single-word="false"/>
      <style:text-properties fo:color="#ff0000" officeooo:paragraph-rsid="0001d915"/>
    </style:style>
    <style:style style:name="P4" style:family="paragraph" style:parent-style-name="Table_20_Contents">
      <style:text-properties fo:color="#ff0000" officeooo:paragraph-rsid="0003ba34"/>
    </style:style>
    <style:style style:name="P5" style:family="paragraph" style:parent-style-name="Table_20_Contents">
      <style:text-properties fo:color="#ff0000" officeooo:paragraph-rsid="0005131b"/>
    </style:style>
    <style:style style:name="P6" style:family="paragraph" style:parent-style-name="Table_20_Contents">
      <style:text-properties fo:color="#ff0000" officeooo:paragraph-rsid="0005c464"/>
    </style:style>
    <style:style style:name="P7" style:family="paragraph" style:parent-style-name="Table_20_Contents">
      <style:text-properties fo:font-size="11pt" officeooo:paragraph-rsid="000239a6" style:font-size-asian="11pt" style:font-size-complex="11pt"/>
    </style:style>
    <style:style style:name="P8" style:family="paragraph" style:parent-style-name="Table_20_Contents">
      <style:text-properties fo:font-size="11pt" officeooo:paragraph-rsid="0002bfa0" style:font-size-asian="11pt" style:font-size-complex="11pt"/>
    </style:style>
    <style:style style:name="P9" style:family="paragraph" style:parent-style-name="Table_20_Contents">
      <style:text-properties fo:font-size="11pt" officeooo:paragraph-rsid="0003ba34" style:font-size-asian="11pt" style:font-size-complex="11pt"/>
    </style:style>
    <style:style style:name="P10" style:family="paragraph" style:parent-style-name="Table_20_Contents">
      <style:text-properties fo:font-size="11pt" officeooo:paragraph-rsid="0005131b" style:font-size-asian="11pt" style:font-size-complex="11pt"/>
    </style:style>
    <style:style style:name="P11" style:family="paragraph" style:parent-style-name="Table_20_Contents">
      <style:text-properties fo:font-size="11pt" officeooo:paragraph-rsid="0005c464" style:font-size-asian="11pt" style:font-size-complex="11pt"/>
    </style:style>
    <style:style style:name="P12" style:family="paragraph" style:parent-style-name="Table_20_Contents">
      <style:text-properties officeooo:paragraph-rsid="000239a6"/>
    </style:style>
    <style:style style:name="P13" style:family="paragraph" style:parent-style-name="Table_20_Contents" style:list-style-name="L1">
      <style:text-properties fo:color="#ff0000" officeooo:paragraph-rsid="0003ba34"/>
    </style:style>
    <style:style style:name="P14" style:family="paragraph" style:parent-style-name="Table_20_Contents" style:list-style-name="L2">
      <style:text-properties fo:color="#ff0000" officeooo:paragraph-rsid="0005131b"/>
    </style:style>
    <style:style style:name="P15" style:family="paragraph" style:parent-style-name="Table_20_Contents">
      <style:text-properties fo:color="#ff0000" officeooo:paragraph-rsid="0005131b"/>
    </style:style>
    <style:style style:name="P16" style:family="paragraph" style:parent-style-name="Table_20_Contents" style:list-style-name="L3">
      <style:text-properties fo:color="#ff0000" officeooo:paragraph-rsid="0005131b"/>
    </style:style>
    <style:style style:name="P17" style:family="paragraph" style:parent-style-name="Table_20_Contents" style:list-style-name="L4">
      <style:text-properties fo:color="#ff0000" officeooo:paragraph-rsid="0005c464"/>
    </style:style>
    <style:style style:name="P18" style:family="paragraph" style:parent-style-name="Table_20_Contents">
      <style:text-properties fo:color="#ff0000" officeooo:paragraph-rsid="0008998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ita Alieno Log</text:p>
      <table:table table:name="PartitaAlienoLog" table:style-name="PartitaAlienoLog">
        <table:table-column table:style-name="PartitaAlienoLog.A"/>
        <table:table-column table:style-name="PartitaAlienoLog.B"/>
        <table:table-row>
          <table:table-cell table:style-name="PartitaAlienoLog.A1" office:value-type="string">
            <text:p text:style-name="P3">Log</text:p>
          </table:table-cell>
          <table:table-cell table:style-name="PartitaAlienoLog.B1" office:value-type="string">
            <text:p text:style-name="P3">Issues</text:p>
          </table:table-cell>
        </table:table-row>
        <table:table-row>
          <table:table-cell table:style-name="PartitaAlienoLog.A2" office:value-type="string">
            <text:p text:style-name="P7">Please enter the address (ip or hostname) of the server you wish to connect to. </text:p>
            <text:p text:style-name="P7">If you just press enter, we'll keep default "localhost" </text:p>
            <text:p text:style-name="P7"/>
            <text:p text:style-name="P7">--=== Server Welcome message ===-- <text:s/></text:p>
            <text:p text:style-name="P7">Benvenuto su Escape from The Aliens in Outer Space!! </text:p>
            <text:p text:style-name="P7">Versione 0.9 <text:s text:c="23"/></text:p>
            <text:p text:style-name="P7">Have fun! <text:s text:c="26"/></text:p>
            <text:p text:style-name="P7">--=== End of Welcome message ===-- <text:s/></text:p>
            <text:p text:style-name="P7">We are playing the map "Galilei" <text:s text:c="3"/></text:p>
            <text:p text:style-name="P7">There are (1/8) players waiting in this lobby </text:p>
            <text:p text:style-name="P7">A new player has connected (2/8) <text:s text:c="3"/></text:p>
            <text:p text:style-name="P7">The game will start in 5 seconds <text:s text:c="3"/></text:p>
            <text:p text:style-name="P7">You have been assigned to the team: ALIENS </text:p>
            <text:p text:style-name="P7">********** Turn number: 1 * Now Playing : Guest-0-3120 ********** </text:p>
          </table:table-cell>
          <table:table-cell table:style-name="PartitaAlienoLog.B2" office:value-type="string">
            <text:p text:style-name="Table_20_Contents"/>
          </table:table-cell>
        </table:table-row>
        <table:table-row>
          <table:table-cell table:style-name="PartitaAlienoLog.A2" office:value-type="string">
            <text:p text:style-name="P7">********** Turn number: 1 * Now Playing : Guest-0-9191 ********** </text:p>
            <text:p text:style-name="P7">...</text:p>
            <text:p text:style-name="P7">You have drawn a DefenseCard-type object card </text:p>
            <text:p text:style-name="P7">Your turn is now over <text:s text:c="2"/></text:p>
            <text:p text:style-name="P7">********** Turn number: 2 * Now Playing : Guest-0-3120 ********** </text:p>
            <text:p text:style-name="P7">You hear noise coming from coordinates N9 </text:p>
            <text:p text:style-name="P7">********** Turn number: 2 * Now Playing : Guest-0-9191 ********** </text:p>
            <text:p text:style-name="P7">...</text:p>
            <text:p text:style-name="P7">You have drawn a AdrenalineCard-type object card </text:p>
            <text:p text:style-name="P7">Your turn is now over </text:p>
            <text:p text:style-name="P7"/>
            <text:p text:style-name="P9"><text:s text:c="2"/></text:p>
            <text:p text:style-name="P9">********** Turn number: 3 * Now Playing : Guest-0-3120 ********** </text:p>
            <text:p text:style-name="P9">Player Guest-0-3120 is using a SedativesCard-type card. Guest-0-3120 is a human for sure! </text:p>
            <text:p text:style-name="P9">... </text:p>
            <text:p text:style-name="P9">********** Turn number: 4 * Now Playing : Guest-0-9191 ********** </text:p>
            <text:p text:style-name="P9">...</text:p>
            <text:p text:style-name="P9">You have drawn a AttackCard-type object card </text:p>
            <text:p text:style-name="P9">Your turn is now over <text:s text:c="2"/></text:p>
            <text:p text:style-name="P9">...</text:p>
          </table:table-cell>
          <table:table-cell table:style-name="PartitaAlienoLog.B2" office:value-type="string">
            <text:p text:style-name="P12">Tutto regolare qui.</text:p>
          </table:table-cell>
        </table:table-row>
        <table:table-row>
          <table:table-cell table:style-name="PartitaAlienoLog.A2" office:value-type="string">
            <text:p text:style-name="P8">********** Turn number: 5 * Now Playing : Guest-0-9191 ********** </text:p>
            <text:p text:style-name="P8">Hello player Guest-0-9191, you are located in O06 and it's your turn to move </text:p>
            <text:p text:style-name="P8">you have to move your character on the map </text:p>
            <text:p text:style-name="P8">please enter a valid position (es. A05) </text:p>
            <text:p text:style-name="P8">(My turn, coordinates)&gt; Q7 </text:p>
            <text:p text:style-name="P8">Your location is: Q07 <text:s text:c="2"/></text:p>
            <text:p text:style-name="P8">do you want to attack? <text:s/></text:p>
            <text:p text:style-name="P8">please enter 'yes' or 'no' </text:p>
            <text:p text:style-name="P8">(My turn, yes/no)&gt; no </text:p>
            <text:p text:style-name="P8">You have drawn a SedativesCard-type object card </text:p>
            <text:p text:style-name="P8">please specify the object card </text:p>
            <text:p text:style-name="P8">Valid cards are: "attack", "defense", "teleport", "lights", "sedatives", <text:soft-page-break/>"adrenaline" </text:p>
            <text:p text:style-name="P8">(My turn, object-card)&gt; attack </text:p>
            <text:p text:style-name="P8">Your turn is now over <text:s/></text:p>
          </table:table-cell>
          <table:table-cell table:style-name="PartitaAlienoLog.B2" office:value-type="string">
            <text:p text:style-name="P4">Major:</text:p>
            <text:list xml:id="list7951119769035489029" text:style-name="L1">
              <text:list-item>
                <text:p text:style-name="P13">Qui il server mi sta chiedendo una carta... perchè? Perchè ne ho 4 e bisogna scartarne una, ma questo non mi viene detto.</text:p>
              </text:list-item>
            </text:list>
            <text:p text:style-name="P18">[AL: ci sto lavorando su adesso]</text:p>
          </table:table-cell>
        </table:table-row>
        <table:table-row>
          <table:table-cell table:style-name="PartitaAlienoLog.A2" office:value-type="string">
            <text:p text:style-name="P10">... </text:p>
            <text:p text:style-name="P10">********** Turn number: 9 * Now Playing : Guest-0-9191 ********** </text:p>
            <text:p text:style-name="P10">Hello player Guest-0-9191, you are located in S06 and it's your turn to move </text:p>
            <text:p text:style-name="P10">you have to move your character on the map </text:p>
            <text:p text:style-name="P10">please enter a valid position (es. A05) </text:p>
            <text:p text:style-name="P10">(My turn, coordinates)&gt; U7 </text:p>
            <text:p text:style-name="P10">Your location is: U07 <text:s text:c="2"/></text:p>
            <text:p text:style-name="P10">do you want to attack? <text:s/></text:p>
            <text:p text:style-name="P10">please enter 'yes' or 'no' </text:p>
            <text:p text:style-name="P10">(My turn, yes/no)&gt; no </text:p>
            <text:p text:style-name="P10">enter the coordinates where you want to make a noise </text:p>
            <text:p text:style-name="P10">please enter a valid position (es. A05) </text:p>
            <text:p text:style-name="P10">(My turn, coordinates)&gt; A1 </text:p>
            <text:p text:style-name="P10">You hear noise coming from coordinates A1 </text:p>
            <text:p text:style-name="P10">You have drawn a DefenseCard-type object card </text:p>
            <text:p text:style-name="P10">please specify the object card </text:p>
            <text:p text:style-name="P10">Valid cards are: "attack", "defense", "teleport", "lights", "sedatives", "adrenaline" </text:p>
            <text:p text:style-name="P10">(My turn, object-card)&gt; </text:p>
            <text:p text:style-name="P10">Card name not recognized. </text:p>
            <text:p text:style-name="P10">Valid cards are: "attack", "defense", "teleport", "lights", "sedatives", "adrenaline" </text:p>
            <text:p text:style-name="P10">(My turn, object-card)&gt; asd </text:p>
            <text:p text:style-name="P10">Card name not recognized. </text:p>
            <text:p text:style-name="P10">Valid cards are: "attack", "defense", "teleport", "lights", "sedatives", "adrenaline" </text:p>
            <text:p text:style-name="P10">(My turn, object-card)&gt; attack </text:p>
            <text:p text:style-name="P10">please specify the object card </text:p>
            <text:p text:style-name="P10">Valid cards are: "attack", "defense", "teleport", "lights", "sedatives", "adrenaline" </text:p>
            <text:p text:style-name="P10">(My turn, object-card)&gt; teleport </text:p>
            <text:p text:style-name="P10">please specify the object card </text:p>
            <text:p text:style-name="P10">Valid cards are: "attack", "defense", "teleport", "lights", "sedatives", "adrenaline" </text:p>
            <text:p text:style-name="P10">(My turn, object-card)&gt; teleport </text:p>
            <text:p text:style-name="P10">please specify the object card </text:p>
            <text:p text:style-name="P10">Valid cards are: "attack", "defense", "teleport", "lights", "sedatives", "adrenaline" </text:p>
            <text:p text:style-name="P10">please specify the object card </text:p>
            <text:p text:style-name="P10">Valid cards are: "attack", "defense", "teleport", "lights", "sedatives", "adrenaline" </text:p>
            <text:p text:style-name="P10">(My turn, object-car <text:s text:c="3"/></text:p>
            <text:p text:style-name="P10">Card name not recognized. </text:p>
            <text:p text:style-name="P10">Valid cards are: "attack", "defense", "teleport", "lights", "sedatives", "adrenaline" </text:p>
            <text:p text:style-name="P10">(My turn, object-card)&gt; </text:p>
            <text:p text:style-name="P10">Card name not recognized. </text:p>
            <text:p text:style-name="P10">Valid cards are: "attack", "defense", "teleport", "lights", "sedatives", <text:soft-page-break/>"adrenaline" </text:p>
            <text:p text:style-name="P10">(My turn, object-card)&gt; defense </text:p>
            <text:p text:style-name="P10">Your turn is now over <text:s text:c="2"/></text:p>
          </table:table-cell>
          <table:table-cell table:style-name="PartitaAlienoLog.B2" office:value-type="string">
            <text:p text:style-name="P5">Major:</text:p>
            <text:list xml:id="list1059385745331156025" text:style-name="L2">
              <text:list-item>
                <text:p text:style-name="P14">Stessa cosa di prima. E giustamente, non si ferma prima che io abbia specificato una ObjectCard valida.</text:p>
              </text:list-item>
            </text:list>
            <text:p text:style-name="P5">Minor:</text:p>
            <text:list xml:id="list276027193264749667" text:style-name="L3">
              <text:list-item>
                <text:p text:style-name="P16">Non sarebbe meglio suggerire le carte (tra quelle giocabili, non Attack/Defense) che io posseggo al momento?</text:p>
              </text:list-item>
            </text:list>
          </table:table-cell>
        </table:table-row>
        <table:table-row>
          <table:table-cell table:style-name="PartitaAlienoLog.A2" office:value-type="string">
            <text:p text:style-name="P11">********** Turn number: 15 * Now Playing : Guest-0-3120 ********** </text:p>
            <text:p text:style-name="P11">Player Guest-0-3120 managed to escape from the HMS Selva </text:p>
            <text:p text:style-name="P11">End of the Game! Here come the results </text:p>
            <text:p text:style-name="P11">Winners from the HUMANS team: Guest-0-3120 </text:p>
            <text:p text:style-name="P11">Team ALIENS was defeated <text:s text:c="11"/></text:p>
            <text:p text:style-name="P11">Player Guest-0-3120 has disconnected from the game </text:p>
            <text:p text:style-name="P11">(Someone else's turn, free-action)&gt; </text:p>
            <text:p text:style-name="P11">(Someone else's turn, free-action)&gt; </text:p>
            <text:p text:style-name="P11">(Someone else's turn, free-action)&gt; </text:p>
            <text:p text:style-name="P11">(Someone else's turn, free-action)&gt; </text:p>
            <text:p text:style-name="P11">(Someone else's turn, free-action)&gt; </text:p>
          </table:table-cell>
          <table:table-cell table:style-name="PartitaAlienoLog.B2" office:value-type="string">
            <text:p text:style-name="P6">Minor:</text:p>
            <text:list xml:id="list8172112123268993398" text:style-name="L4">
              <text:list-item>
                <text:p text:style-name="P17">L'altro giocatore viene disconnesso... e io no.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10T12:09:11</meta:creation-date>
    <dc:date>2015-06-10T13:06:32</dc:date>
    <dc:creator>Andrea </dc:creator>
    <meta:editing-duration>PT10M58S</meta:editing-duration>
    <meta:editing-cycles>10</meta:editing-cycles>
    <meta:generator>LibreOffice/4.0.4.2$Linux_X86_64 LibreOffice_project/400m0$Build-2</meta:generator>
    <meta:document-statistic meta:table-count="1" meta:image-count="0" meta:object-count="0" meta:page-count="3" meta:paragraph-count="112" meta:word-count="701" meta:character-count="4661" meta:non-whitespace-character-count="3894"/>
  </office:meta>
</office:document-meta>
</file>